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5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table:style-name="ce1" office:value-type="float" office:value="1E-015" calcext:value-type="float">
            <text:p>1.00E-015</text:p>
          </table:table-cell>
          <table:table-cell/>
          <table:table-cell office:value-type="string" calcext:value-type="string">
            <text:p>E_0</text:p>
          </table:table-cell>
          <table:table-cell office:value-type="float" office:value="1131.92" calcext:value-type="float">
            <text:p>1131.9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_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_0</text:p>
          </table:table-cell>
          <table:table-cell office:value-type="float" office:value="438.6" calcext:value-type="float">
            <text:p>438.6</text:p>
          </table:table-cell>
          <table:table-cell table:formula="of:=[.F3]/[.F1]" office:value-type="float" office:value="0.387483214361439" calcext:value-type="float">
            <text:p>0.387483214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formula="of:=([.C2]-[.C1])/[.C3]" office:value-type="float" office:value="0.15" calcext:value-type="float">
            <text:p>0.15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2" office:value-type="string" calcext:value-type="string">
            <text:p>Pressure</text:p>
          </table:table-cell>
          <table:table-cell table:number-columns-repeated="4"/>
          <table:table-cell table:style-name="ce2" office:value-type="string" calcext:value-type="string">
            <text:p>M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(p)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w_p</text:p>
          </table:table-cell>
          <table:table-cell office:value-type="string" calcext:value-type="string">
            <text:p>w_m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C1]" office:value-type="float" office:value="1E-015" calcext:value-type="float">
            <text:p>1.00E-015</text:p>
          </table:table-cell>
          <table:table-cell office:value-type="float" office:value="1" calcext:value-type="float">
            <text:p>1</text:p>
          </table:table-cell>
          <table:table-cell table:formula="of:=H*D_P_D_ETA([.$B8];[.$C8];M_0;P_0)" office:value-type="float" office:value="-8.06439683659968E-017" calcext:value-type="float">
            <text:p>-8.06439683659968E-017</text:p>
          </table:table-cell>
          <table:table-cell table:formula="of:=H*D_M_D_ETA([.$B8];[.$C8];M_0;P_0)" office:value-type="float" office:value="1.5E-031" calcext:value-type="float">
            <text:p>1.5E-031</text:p>
          </table:table-cell>
          <table:table-cell table:formula="of:=H*D_P_D_ETA([.$B8]+H/2;[.$C8];M_0+[.E8]/2;P_0+[.D8]/2)" office:value-type="float" office:value="-0.00604829762744983" calcext:value-type="float">
            <text:p>-0.0060482976</text:p>
          </table:table-cell>
          <table:table-cell table:formula="of:=H*D_M_D_ETA([.$B8]+H/2;[.$C8];M_0+[.E8]/2;P_0+[.F8]/2)" office:value-type="float" office:value="0.000843750000000022" calcext:value-type="float">
            <text:p>0.00084375</text:p>
          </table:table-cell>
          <table:table-cell table:formula="of:=H*D_P_D_ETA([.$B8]+H/2;[.$C8];M_0+[.G8]/2;P_0+[.F8]/2)" office:value-type="float" office:value="-0.0218085235620674" calcext:value-type="float">
            <text:p>-0.0218085236</text:p>
          </table:table-cell>
          <table:table-cell table:formula="of:=H*D_M_D_ETA([.$B8]+H/2;[.$C8];M_0+[.G8]/2;P_0+[.H8]/2)" office:value-type="float" office:value="0.000843750000000022" calcext:value-type="float">
            <text:p>0.00084375</text:p>
          </table:table-cell>
          <table:table-cell table:formula="of:=H*D_P_D_ETA([.$B8]+H;[.$C8];M_0+[.I8];P_0+[.H8])" office:value-type="float" office:value="-0.0191335071729809" calcext:value-type="float">
            <text:p>-0.0191335072</text:p>
          </table:table-cell>
          <table:table-cell table:formula="of:=H*D_M_D_ETA([.$B8]+H;[.$C8];M_0+[.I8];P_0+[.J8])" office:value-type="float" office:value="0.00337500000000004" calcext:value-type="float">
            <text:p>0.003375</text:p>
          </table:table-cell>
          <table:table-cell table:style-name="ce3" table:formula="of:=P_0+([.D8]+2*[.F8]+2*[.H8]+[.J8])/6" office:value-type="float" office:value="0.375008689436103" calcext:value-type="float">
            <text:p>0.3750086894</text:p>
          </table:table-cell>
          <table:table-cell table:style-name="ce4" table:formula="of:=M_0+([.E8]+2*[.G8]+2*[.I8]+[.K8])/6" office:value-type="float" office:value="0.00112500000000002" calcext:value-type="float">
            <text:p>0.001125000</text:p>
          </table:table-cell>
          <table:table-cell table:formula="of:=[.L8]*[.$F$1]" office:value-type="float" office:value="424.479835746514" calcext:value-type="float">
            <text:p>424.47983574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C$1]+[.A9]*[.$C$4]" office:value-type="float" office:value="0.300000000000001" calcext:value-type="float">
            <text:p>0.3</text:p>
          </table:table-cell>
          <table:table-cell office:value-type="float" office:value="0.724305" calcext:value-type="float">
            <text:p>0.724305</text:p>
          </table:table-cell>
          <table:table-cell table:formula="of:=H*D_P_D_ETA([.$B9];[.$C9];[.M8];[.L8])" office:value-type="float" office:value="-0.0207683239653902" calcext:value-type="float">
            <text:p>-0.020768324</text:p>
          </table:table-cell>
          <table:table-cell table:formula="of:=H*D_M_D_ETA([.$B9];[.$C9];[.M8];[.L8])" office:value-type="float" office:value="0.00977811750000006" calcext:value-type="float">
            <text:p>0.0097781175</text:p>
          </table:table-cell>
          <table:table-cell table:formula="of:=H*D_P_D_ETA([.$B9]+H/2;[.$C9];[.M8]+[.E9]/2;[.L8]+[.D9]/2)" office:value-type="float" office:value="-0.0302911524816712" calcext:value-type="float">
            <text:p>-0.0302911525</text:p>
          </table:table-cell>
          <table:table-cell table:formula="of:=H*D_M_D_ETA([.$B9]+H/2;[.$C9];[.M8]+[.E9]/2;[.L8]+[.F9]/2)" office:value-type="float" office:value="0.0152783085937501" calcext:value-type="float">
            <text:p>0.0152783086</text:p>
          </table:table-cell>
          <table:table-cell table:formula="of:=H*D_P_D_ETA([.$B9]+H/2;[.$C9];[.M8]+[.G9]/2;[.L8]+[.F9]/2)" office:value-type="float" office:value="-0.033654406942279" calcext:value-type="float">
            <text:p>-0.0336544069</text:p>
          </table:table-cell>
          <table:table-cell table:formula="of:=H*D_M_D_ETA([.$B9]+H/2;[.$C9];[.M8]+[.G9]/2;[.L8]+[.H9]/2)" office:value-type="float" office:value="0.0152783085937501" calcext:value-type="float">
            <text:p>0.0152783086</text:p>
          </table:table-cell>
          <table:table-cell table:formula="of:=H*D_P_D_ETA([.$B9]+H;[.$C9];[.M8]+[.I9];[.L8]+[.H9])" office:value-type="float" office:value="-0.0404517751322162" calcext:value-type="float">
            <text:p>-0.0404517751</text:p>
          </table:table-cell>
          <table:table-cell table:formula="of:=H*D_M_D_ETA([.$B9]+H;[.$C9];[.M8]+[.I9];[.L8]+[.J9])" office:value-type="float" office:value="0.0220007643750001" calcext:value-type="float">
            <text:p>0.0220007644</text:p>
          </table:table-cell>
          <table:table-cell table:style-name="ce3" table:formula="of:=P_0+([.D9]+2*[.F9]+2*[.H9]+[.J9])/6" office:value-type="float" office:value="0.355964678037188" calcext:value-type="float">
            <text:p>0.355964678</text:p>
          </table:table-cell>
          <table:table-cell table:style-name="ce3" table:formula="of:=M_0+([.E9]+2*[.G9]+2*[.I9]+[.K9])/6" office:value-type="float" office:value="0.0154820193750001" calcext:value-type="float">
            <text:p>0.0154820194</text:p>
          </table:table-cell>
          <table:table-cell table:formula="of:=[.L9]*[.$F$1]" office:value-type="float" office:value="402.923538363854" calcext:value-type="float">
            <text:p>402.92353836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C$1]+[.A10]*[.$C$4]" office:value-type="float" office:value="0.450000000000001" calcext:value-type="float">
            <text:p>0.45</text:p>
          </table:table-cell>
          <table:table-cell office:value-type="float" office:value="0.707826" calcext:value-type="float">
            <text:p>0.707826</text:p>
          </table:table-cell>
          <table:table-cell table:formula="of:=H*D_P_D_ETA([.$B10];[.$C10];[.M9];[.L9])" office:value-type="float" office:value="-0.040550302802427" calcext:value-type="float">
            <text:p>-0.0405503028</text:p>
          </table:table-cell>
          <table:table-cell table:formula="of:=H*D_M_D_ETA([.$B10];[.$C10];[.M9];[.L9])" office:value-type="float" office:value="0.0215002147500001" calcext:value-type="float">
            <text:p>0.0215002148</text:p>
          </table:table-cell>
          <table:table-cell table:formula="of:=H*D_P_D_ETA([.$B10]+H/2;[.$C10];[.M9]+[.E10]/2;[.L9]+[.D10]/2)" office:value-type="float" office:value="-0.0471998975482491" calcext:value-type="float">
            <text:p>-0.0471998975</text:p>
          </table:table-cell>
          <table:table-cell table:formula="of:=H*D_M_D_ETA([.$B10]+H/2;[.$C10];[.M9]+[.E10]/2;[.L9]+[.F10]/2)" office:value-type="float" office:value="0.0292641811875001" calcext:value-type="float">
            <text:p>0.0292641812</text:p>
          </table:table-cell>
          <table:table-cell table:formula="of:=H*D_P_D_ETA([.$B10]+H/2;[.$C10];[.M9]+[.G10]/2;[.L9]+[.F10]/2)" office:value-type="float" office:value="-0.0500101512405263" calcext:value-type="float">
            <text:p>-0.0500101512</text:p>
          </table:table-cell>
          <table:table-cell table:formula="of:=H*D_M_D_ETA([.$B10]+H/2;[.$C10];[.M9]+[.G10]/2;[.L9]+[.H10]/2)" office:value-type="float" office:value="0.0292641811875001" calcext:value-type="float">
            <text:p>0.0292641812</text:p>
          </table:table-cell>
          <table:table-cell table:formula="of:=H*D_P_D_ETA([.$B10]+H;[.$C10];[.M9]+[.I10];[.L9]+[.H10])" office:value-type="float" office:value="-0.055023523233534" calcext:value-type="float">
            <text:p>-0.0550235232</text:p>
          </table:table-cell>
          <table:table-cell table:formula="of:=H*D_M_D_ETA([.$B10]+H;[.$C10];[.M9]+[.I10];[.L9]+[.J10])" office:value-type="float" office:value="0.0382226040000001" calcext:value-type="float">
            <text:p>0.038222604</text:p>
          </table:table-cell>
          <table:table-cell table:style-name="ce3" table:formula="of:=P_0+([.D10]+2*[.F10]+2*[.H10]+[.J10])/6" office:value-type="float" office:value="0.339150893759187" calcext:value-type="float">
            <text:p>0.3391508938</text:p>
          </table:table-cell>
          <table:table-cell table:style-name="ce3" table:formula="of:=M_0+([.E10]+2*[.G10]+2*[.I10]+[.K10])/6" office:value-type="float" office:value="0.0294632572500001" calcext:value-type="float">
            <text:p>0.0294632573</text:p>
          </table:table-cell>
          <table:table-cell table:formula="of:=[.L10]*[.$F$1]" office:value-type="float" office:value="383.891679663899" calcext:value-type="float">
            <text:p>383.89167966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C$1]+[.A11]*[.$C$4]" office:value-type="float" office:value="0.600000000000001" calcext:value-type="float">
            <text:p>0.6</text:p>
          </table:table-cell>
          <table:table-cell office:value-type="float" office:value="0.691042" calcext:value-type="float">
            <text:p>0.691042</text:p>
          </table:table-cell>
          <table:table-cell table:formula="of:=H*D_P_D_ETA([.$B11];[.$C11];[.M10];[.L10])" office:value-type="float" office:value="-0.0488941255970636" calcext:value-type="float">
            <text:p>-0.0488941256</text:p>
          </table:table-cell>
          <table:table-cell table:formula="of:=H*D_M_D_ETA([.$B11];[.$C11];[.M10];[.L10])" office:value-type="float" office:value="0.0373162680000001" calcext:value-type="float">
            <text:p>0.037316268</text:p>
          </table:table-cell>
          <table:table-cell table:formula="of:=H*D_P_D_ETA([.$B11]+H/2;[.$C11];[.M10]+[.E11]/2;[.L10]+[.D11]/2)" office:value-type="float" office:value="-0.0559590565645217" calcext:value-type="float">
            <text:p>-0.0559590566</text:p>
          </table:table-cell>
          <table:table-cell table:formula="of:=H*D_M_D_ETA([.$B11]+H/2;[.$C11];[.M10]+[.E11]/2;[.L10]+[.F11]/2)" office:value-type="float" office:value="0.0472284016875001" calcext:value-type="float">
            <text:p>0.0472284017</text:p>
          </table:table-cell>
          <table:table-cell table:formula="of:=H*D_P_D_ETA([.$B11]+H/2;[.$C11];[.M10]+[.G11]/2;[.L10]+[.F11]/2)" office:value-type="float" office:value="-0.0582492264819091" calcext:value-type="float">
            <text:p>-0.0582492265</text:p>
          </table:table-cell>
          <table:table-cell table:formula="of:=H*D_M_D_ETA([.$B11]+H/2;[.$C11];[.M10]+[.G11]/2;[.L10]+[.H11]/2)" office:value-type="float" office:value="0.0472284016875001" calcext:value-type="float">
            <text:p>0.0472284017</text:p>
          </table:table-cell>
          <table:table-cell table:formula="of:=H*D_P_D_ETA([.$B11]+H;[.$C11];[.M10]+[.I11];[.L10]+[.H11])" office:value-type="float" office:value="-0.0635988037639571" calcext:value-type="float">
            <text:p>-0.0635988038</text:p>
          </table:table-cell>
          <table:table-cell table:formula="of:=H*D_M_D_ETA([.$B11]+H;[.$C11];[.M10]+[.I11];[.L10]+[.J11])" office:value-type="float" office:value="0.0583066687500001" calcext:value-type="float">
            <text:p>0.0583066688</text:p>
          </table:table-cell>
          <table:table-cell table:style-name="ce3" table:formula="of:=P_0+([.D11]+2*[.F11]+2*[.H11]+[.J11])/6" office:value-type="float" office:value="0.330664965119125" calcext:value-type="float">
            <text:p>0.3306649651</text:p>
          </table:table-cell>
          <table:table-cell table:style-name="ce3" table:formula="of:=M_0+([.E11]+2*[.G11]+2*[.I11]+[.K11])/6" office:value-type="float" office:value="0.0474227572500001" calcext:value-type="float">
            <text:p>0.0474227573</text:p>
          </table:table-cell>
          <table:table-cell table:formula="of:=[.L11]*[.$F$1]" office:value-type="float" office:value="374.28628731764" calcext:value-type="float">
            <text:p>374.28628731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C$1]+[.A12]*[.$C$4]" office:value-type="float" office:value="0.750000000000001" calcext:value-type="float">
            <text:p>0.75</text:p>
          </table:table-cell>
          <table:table-cell office:value-type="float" office:value="0.68299" calcext:value-type="float">
            <text:p>0.68299</text:p>
          </table:table-cell>
          <table:table-cell table:formula="of:=H*D_P_D_ETA([.$B12];[.$C12];[.M11];[.L11])" office:value-type="float" office:value="-0.0578411527452682" calcext:value-type="float">
            <text:p>-0.0578411527</text:p>
          </table:table-cell>
          <table:table-cell table:formula="of:=H*D_M_D_ETA([.$B12];[.$C12];[.M11];[.L11])" office:value-type="float" office:value="0.0576272812500001" calcext:value-type="float">
            <text:p>0.0576272813</text:p>
          </table:table-cell>
          <table:table-cell table:formula="of:=H*D_P_D_ETA([.$B12]+H/2;[.$C12];[.M11]+[.E12]/2;[.L11]+[.D12]/2)" office:value-type="float" office:value="-0.0654033090563484" calcext:value-type="float">
            <text:p>-0.0654033091</text:p>
          </table:table-cell>
          <table:table-cell table:formula="of:=H*D_M_D_ETA([.$B12]+H/2;[.$C12];[.M11]+[.E12]/2;[.L11]+[.F12]/2)" office:value-type="float" office:value="0.0697290103125001" calcext:value-type="float">
            <text:p>0.0697290103</text:p>
          </table:table-cell>
          <table:table-cell table:formula="of:=H*D_P_D_ETA([.$B12]+H/2;[.$C12];[.M11]+[.G12]/2;[.L11]+[.F12]/2)" office:value-type="float" office:value="-0.0674067647044295" calcext:value-type="float">
            <text:p>-0.0674067647</text:p>
          </table:table-cell>
          <table:table-cell table:formula="of:=H*D_M_D_ETA([.$B12]+H/2;[.$C12];[.M11]+[.G12]/2;[.L11]+[.H12]/2)" office:value-type="float" office:value="0.0697290103125001" calcext:value-type="float">
            <text:p>0.0697290103</text:p>
          </table:table-cell>
          <table:table-cell table:formula="of:=H*D_P_D_ETA([.$B12]+H;[.$C12];[.M11]+[.I12];[.L11]+[.H12])" office:value-type="float" office:value="-0.0732200794923157" calcext:value-type="float">
            <text:p>-0.0732200795</text:p>
          </table:table-cell>
          <table:table-cell table:formula="of:=H*D_M_D_ETA([.$B12]+H;[.$C12];[.M11]+[.I12];[.L11]+[.J12])" office:value-type="float" office:value="0.0829832850000001" calcext:value-type="float">
            <text:p>0.082983285</text:p>
          </table:table-cell>
          <table:table-cell table:style-name="ce3" table:formula="of:=P_0+([.D12]+2*[.F12]+2*[.H12]+[.J12])/6" office:value-type="float" office:value="0.321369651068249" calcext:value-type="float">
            <text:p>0.3213696511</text:p>
          </table:table-cell>
          <table:table-cell table:style-name="ce3" table:formula="of:=M_0+([.E12]+2*[.G12]+2*[.I12]+[.K12])/6" office:value-type="float" office:value="0.0699211012500001" calcext:value-type="float">
            <text:p>0.0699211013</text:p>
          </table:table-cell>
          <table:table-cell table:formula="of:=[.L12]*[.$F$1]" office:value-type="float" office:value="363.764735437172" calcext:value-type="float">
            <text:p>363.76473543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C$1]+[.A13]*[.$C$4]" office:value-type="float" office:value="0.900000000000001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C$1]+[.A14]*[.$C$4]" office:value-type="float" office:value="1.05" calcext:value-type="float">
            <text:p>1.05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C$1]+[.A15]*[.$C$4]"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C$1]+[.A16]*[.$C$4]" office:value-type="float" office:value="1.35" calcext:value-type="float">
            <text:p>1.35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C$1]+[.A17]*[.$C$4]" office:value-type="float" office:value="1.5" calcext:value-type="float">
            <text:p>1.5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C$1]+[.A18]*[.$C$4]" office:value-type="float" office:value="1.65" calcext:value-type="float">
            <text:p>1.65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C$1]+[.A19]*[.$C$4]" office:value-type="float" office:value="1.8" calcext:value-type="float">
            <text:p>1.8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C$1]+[.A20]*[.$C$4]" office:value-type="float" office:value="1.95" calcext:value-type="float">
            <text:p>1.95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C$1]+[.A21]*[.$C$4]" office:value-type="float" office:value="2.1" calcext:value-type="float">
            <text:p>2.1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C$1]+[.A22]*[.$C$4]" office:value-type="float" office:value="2.25" calcext:value-type="float">
            <text:p>2.25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C$1]+[.A23]*[.$C$4]" office:value-type="float" office:value="2.4" calcext:value-type="float">
            <text:p>2.4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C$1]+[.A24]*[.$C$4]" office:value-type="float" office:value="2.55" calcext:value-type="float">
            <text:p>2.55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C$1]+[.A25]*[.$C$4]" office:value-type="float" office:value="2.7" calcext:value-type="float">
            <text:p>2.7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C$1]+[.A26]*[.$C$4]" office:value-type="float" office:value="2.85" calcext:value-type="float">
            <text:p>2.85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C$1]+[.A27]*[.$C$4]" office:value-type="float" office:value="3" calcext:value-type="float">
            <text:p>3</text:p>
          </table:table-cell>
          <table:table-cell table:number-columns-repeated="12"/>
        </table:table-row>
      </table:table>
      <table:named-expressions>
        <table:named-range table:name="H" table:base-cell-address="$Sheet1.$B$4" table:cell-range-address="$Sheet1.$C$4"/>
        <table:named-range table:name="M_0" table:base-cell-address="$Sheet1.$F$2" table:cell-range-address="$Sheet1.$G$2"/>
        <table:named-range table:name="P_0" table:base-cell-address="$Sheet1.$F$3" table:cell-range-address="$Sheet1.$G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7" number:min-integer-digits="1" number:min-exponent-digits="3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 style:data-style-name="N2" text:time-value="13:32:54.255343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02:00:10.003830918</meta:creation-date>
    <dc:date>2015-11-04T18:22:06.398307158</dc:date>
    <meta:editing-duration>PT4H16M18S</meta:editing-duration>
    <meta:editing-cycles>6</meta:editing-cycles>
    <meta:generator>LibreOffice/4.4.6.3$Linux_X86_64 LibreOffice_project/40m0$Build-3</meta:generator>
    <meta:document-statistic meta:table-count="1" meta:cell-count="133" meta:object-count="0"/>
  </office:meta>
</office:document-meta>
</file>